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575in" style:rel-column-width="15421*"/>
    </style:style>
    <style:style style:name="Table2.B" style:family="table-column">
      <style:table-column-properties style:column-width="5.1181in" style:rel-column-width="5011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75in" style:rel-column-width="15421*"/>
    </style:style>
    <style:style style:name="Table3.B" style:family="table-column">
      <style:table-column-properties style:column-width="5.1181in" style:rel-column-width="5011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575in" style:rel-column-width="15421*"/>
    </style:style>
    <style:style style:name="Table4.B" style:family="table-column">
      <style:table-column-properties style:column-width="5.1181in" style:rel-column-width="5011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575in" style:rel-column-width="15421*"/>
    </style:style>
    <style:style style:name="Table5.B" style:family="table-column">
      <style:table-column-properties style:column-width="5.1181in" style:rel-column-width="5011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575in" style:rel-column-width="15421*"/>
    </style:style>
    <style:style style:name="Table6.B" style:family="table-column">
      <style:table-column-properties style:column-width="5.1181in" style:rel-column-width="5011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575in" style:rel-column-width="15421*"/>
    </style:style>
    <style:style style:name="Table7.B" style:family="table-column">
      <style:table-column-properties style:column-width="5.1181in" style:rel-column-width="501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575in" style:rel-column-width="15421*"/>
    </style:style>
    <style:style style:name="Table8.B" style:family="table-column">
      <style:table-column-properties style:column-width="5.1181in" style:rel-column-width="50114*"/>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575in" style:rel-column-width="15421*"/>
    </style:style>
    <style:style style:name="Table9.B" style:family="table-column">
      <style:table-column-properties style:column-width="5.1181in" style:rel-column-width="5011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575in" style:rel-column-width="15421*"/>
    </style:style>
    <style:style style:name="Table10.B" style:family="table-column">
      <style:table-column-properties style:column-width="5.1181in" style:rel-column-width="50114*"/>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9688in" style:rel-column-width="19276*"/>
    </style:style>
    <style:style style:name="Table11.B" style:family="table-column">
      <style:table-column-properties style:column-width="1.3778in" style:rel-column-width="13490*"/>
    </style:style>
    <style:style style:name="Table11.C" style:family="table-column">
      <style:table-column-properties style:column-width="3.3465in" style:rel-column-width="32769*"/>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7715in" style:rel-column-width="17345*"/>
    </style:style>
    <style:style style:name="Table12.B" style:family="table-column">
      <style:table-column-properties style:column-width="4.9215in" style:rel-column-width="48190*"/>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575in" style:rel-column-width="15421*"/>
    </style:style>
    <style:style style:name="Table13.B" style:family="table-column">
      <style:table-column-properties style:column-width="5.1181in" style:rel-column-width="50114*"/>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14252"/>
    </style:style>
    <style:style style:name="P2" style:family="paragraph" style:parent-style-name="Text_20_body">
      <style:text-properties fo:font-weight="normal" officeooo:paragraph-rsid="0015fa2a" style:font-weight-asian="normal" style:font-weight-complex="normal"/>
    </style:style>
    <style:style style:name="P3" style:family="paragraph" style:parent-style-name="Text_20_body">
      <style:text-properties fo:font-weight="normal" officeooo:rsid="0012e4ed" officeooo:paragraph-rsid="0012e4ed" style:font-weight-asian="normal" style:font-weight-complex="normal"/>
    </style:style>
    <style:style style:name="P4" style:family="paragraph" style:parent-style-name="Text_20_body">
      <style:paragraph-properties fo:text-align="justify" style:justify-single-word="false"/>
      <style:text-properties fo:font-weight="normal" officeooo:rsid="001c4cc9" officeooo:paragraph-rsid="001c4cc9" style:font-weight-asian="normal" style:font-weight-complex="normal"/>
    </style:style>
    <style:style style:name="P5" style:family="paragraph" style:parent-style-name="Text_20_body">
      <style:paragraph-properties fo:text-align="justify" style:justify-single-word="false"/>
      <style:text-properties fo:font-weight="normal" officeooo:rsid="001d8c9f" officeooo:paragraph-rsid="001d8c9f" style:font-weight-asian="normal" style:font-weight-complex="normal"/>
    </style:style>
    <style:style style:name="P6" style:family="paragraph" style:parent-style-name="Text_20_body">
      <style:text-properties fo:font-weight="normal" officeooo:rsid="001d8c9f" officeooo:paragraph-rsid="001d8c9f" style:font-weight-asian="normal" style:font-weight-complex="normal"/>
    </style:style>
    <style:style style:name="P7" style:family="paragraph" style:parent-style-name="Text_20_body">
      <style:paragraph-properties fo:text-align="justify" style:justify-single-word="false"/>
      <style:text-properties fo:font-weight="normal" officeooo:rsid="001ea680" officeooo:paragraph-rsid="001ea680" style:font-weight-asian="normal" style:font-weight-complex="normal"/>
    </style:style>
    <style:style style:name="P8" style:family="paragraph" style:parent-style-name="Text_20_body">
      <style:paragraph-properties fo:text-align="justify" style:justify-single-word="false"/>
      <style:text-properties fo:font-weight="normal" officeooo:rsid="001f2bbc" officeooo:paragraph-rsid="001f2bbc" style:font-weight-asian="normal" style:font-weight-complex="normal"/>
    </style:style>
    <style:style style:name="P9" style:family="paragraph" style:parent-style-name="Text_20_body">
      <style:text-properties officeooo:paragraph-rsid="00147ccc"/>
    </style:style>
    <style:style style:name="P10" style:family="paragraph" style:parent-style-name="Text_20_body">
      <style:text-properties officeooo:paragraph-rsid="0015fa2a"/>
    </style:style>
    <style:style style:name="P11" style:family="paragraph" style:parent-style-name="Text_20_body">
      <style:text-properties officeooo:rsid="001b79e5" officeooo:paragraph-rsid="001c0ba6"/>
    </style:style>
    <style:style style:name="P12" style:family="paragraph" style:parent-style-name="Text_20_body">
      <style:text-properties officeooo:rsid="001b79e5" officeooo:paragraph-rsid="001b79e5"/>
    </style:style>
    <style:style style:name="P13" style:family="paragraph" style:parent-style-name="Text_20_body">
      <style:paragraph-properties fo:text-align="justify" style:justify-single-word="false"/>
      <style:text-properties officeooo:rsid="001b79e5" officeooo:paragraph-rsid="001f2bbc"/>
    </style:style>
    <style:style style:name="P14" style:family="paragraph" style:parent-style-name="Text_20_body">
      <style:paragraph-properties fo:text-align="justify" style:justify-single-word="false"/>
      <style:text-properties officeooo:rsid="001b79e5" officeooo:paragraph-rsid="0022cd22"/>
    </style:style>
    <style:style style:name="P15" style:family="paragraph" style:parent-style-name="Text_20_body">
      <style:text-properties officeooo:rsid="00114252" officeooo:paragraph-rsid="00114252"/>
    </style:style>
    <style:style style:name="P16" style:family="paragraph" style:parent-style-name="Text_20_body">
      <style:paragraph-properties fo:text-align="justify" style:justify-single-word="false"/>
      <style:text-properties officeooo:rsid="00114252" officeooo:paragraph-rsid="00114252"/>
    </style:style>
    <style:style style:name="P17" style:family="paragraph" style:parent-style-name="Text_20_body">
      <style:text-properties officeooo:rsid="0013096d" officeooo:paragraph-rsid="0013096d"/>
    </style:style>
    <style:style style:name="P18" style:family="paragraph" style:parent-style-name="Text_20_body">
      <style:text-properties officeooo:rsid="00147ccc" officeooo:paragraph-rsid="00147ccc"/>
    </style:style>
    <style:style style:name="P19" style:family="paragraph" style:parent-style-name="Text_20_body">
      <style:paragraph-properties fo:text-align="justify" style:justify-single-word="false"/>
      <style:text-properties officeooo:rsid="00173482" officeooo:paragraph-rsid="001c4cc9"/>
    </style:style>
    <style:style style:name="P20" style:family="paragraph" style:parent-style-name="Text_20_body">
      <style:paragraph-properties fo:text-align="justify" style:justify-single-word="false"/>
      <style:text-properties officeooo:rsid="001c4cc9" officeooo:paragraph-rsid="001c4cc9"/>
    </style:style>
    <style:style style:name="P21" style:family="paragraph" style:parent-style-name="Text_20_body">
      <style:paragraph-properties fo:text-align="justify" style:justify-single-word="false"/>
      <style:text-properties officeooo:rsid="00199d8d" officeooo:paragraph-rsid="001d8c9f"/>
    </style:style>
    <style:style style:name="P22" style:family="paragraph" style:parent-style-name="Text_20_body">
      <style:paragraph-properties fo:text-align="justify" style:justify-single-word="false"/>
      <style:text-properties officeooo:rsid="001d8c9f" officeooo:paragraph-rsid="001d8c9f"/>
    </style:style>
    <style:style style:name="P23" style:family="paragraph" style:parent-style-name="Text_20_body">
      <style:paragraph-properties fo:text-align="justify" style:justify-single-word="false"/>
      <style:text-properties officeooo:rsid="001e6091" officeooo:paragraph-rsid="001e6091"/>
    </style:style>
    <style:style style:name="P24" style:family="paragraph" style:parent-style-name="Table_20_Contents">
      <style:paragraph-properties fo:text-align="center" style:justify-single-word="false"/>
      <style:text-properties officeooo:paragraph-rsid="00114252"/>
    </style:style>
    <style:style style:name="P25" style:family="paragraph" style:parent-style-name="Table_20_Contents">
      <style:paragraph-properties fo:text-align="center" style:justify-single-word="false"/>
      <style:text-properties officeooo:paragraph-rsid="0012e4ed"/>
    </style:style>
    <style:style style:name="P26" style:family="paragraph" style:parent-style-name="Table_20_Contents">
      <style:paragraph-properties fo:text-align="center" style:justify-single-word="false"/>
      <style:text-properties officeooo:paragraph-rsid="00147ccc"/>
    </style:style>
    <style:style style:name="P27" style:family="paragraph" style:parent-style-name="Table_20_Contents">
      <style:paragraph-properties fo:text-align="center" style:justify-single-word="false"/>
      <style:text-properties officeooo:paragraph-rsid="001ea680"/>
    </style:style>
    <style:style style:name="P28" style:family="paragraph" style:parent-style-name="Table_20_Contents">
      <style:paragraph-properties fo:text-align="center" style:justify-single-word="false"/>
      <style:text-properties fo:font-weight="bold" officeooo:rsid="00114252" officeooo:paragraph-rsid="00114252" style:font-weight-asian="bold" style:font-weight-complex="bold"/>
    </style:style>
    <style:style style:name="P29" style:family="paragraph" style:parent-style-name="Table_20_Contents">
      <style:paragraph-properties fo:text-align="center" style:justify-single-word="false"/>
      <style:text-properties fo:font-weight="bold" officeooo:rsid="0012e4ed" officeooo:paragraph-rsid="0012e4ed" style:font-weight-asian="bold" style:font-weight-complex="bold"/>
    </style:style>
    <style:style style:name="P30" style:family="paragraph" style:parent-style-name="Table_20_Contents">
      <style:paragraph-properties fo:text-align="center" style:justify-single-word="false"/>
      <style:text-properties fo:font-weight="bold" officeooo:rsid="0013096d" officeooo:paragraph-rsid="0013096d" style:font-weight-asian="bold" style:font-weight-complex="bold"/>
    </style:style>
    <style:style style:name="P31" style:family="paragraph" style:parent-style-name="Table_20_Contents">
      <style:paragraph-properties fo:text-align="center" style:justify-single-word="false"/>
      <style:text-properties fo:font-weight="bold" officeooo:rsid="00147ccc" officeooo:paragraph-rsid="00147ccc" style:font-weight-asian="bold" style:font-weight-complex="bold"/>
    </style:style>
    <style:style style:name="P32" style:family="paragraph" style:parent-style-name="Table_20_Contents">
      <style:paragraph-properties fo:text-align="center" style:justify-single-word="false"/>
      <style:text-properties fo:font-weight="bold" officeooo:rsid="001c4cc9" officeooo:paragraph-rsid="001c4cc9" style:font-weight-asian="bold" style:font-weight-complex="bold"/>
    </style:style>
    <style:style style:name="P33" style:family="paragraph" style:parent-style-name="Table_20_Contents">
      <style:paragraph-properties fo:text-align="center" style:justify-single-word="false"/>
      <style:text-properties fo:font-weight="bold" officeooo:rsid="001d8c9f" officeooo:paragraph-rsid="001d8c9f" style:font-weight-asian="bold" style:font-weight-complex="bold"/>
    </style:style>
    <style:style style:name="P34" style:family="paragraph" style:parent-style-name="Table_20_Contents">
      <style:paragraph-properties fo:text-align="center" style:justify-single-word="false"/>
      <style:text-properties fo:font-weight="bold" officeooo:rsid="001ea680" officeooo:paragraph-rsid="001ea680" style:font-weight-asian="bold" style:font-weight-complex="bold"/>
    </style:style>
    <style:style style:name="P35" style:family="paragraph" style:parent-style-name="Table_20_Contents">
      <style:paragraph-properties fo:text-align="center" style:justify-single-word="false"/>
      <style:text-properties fo:font-style="italic" officeooo:rsid="00114252" officeooo:paragraph-rsid="00114252" style:font-style-asian="italic" style:font-style-complex="italic"/>
    </style:style>
    <style:style style:name="P36" style:family="paragraph" style:parent-style-name="Table_20_Contents">
      <style:paragraph-properties fo:text-align="center" style:justify-single-word="false"/>
      <style:text-properties fo:font-style="italic" officeooo:rsid="0012e4ed" officeooo:paragraph-rsid="0012e4ed" style:font-style-asian="italic" style:font-style-complex="italic"/>
    </style:style>
    <style:style style:name="P37" style:family="paragraph" style:parent-style-name="Table_20_Contents">
      <style:paragraph-properties fo:text-align="center" style:justify-single-word="false"/>
      <style:text-properties fo:font-style="italic" officeooo:rsid="0013096d" officeooo:paragraph-rsid="0013096d" style:font-style-asian="italic" style:font-style-complex="italic"/>
    </style:style>
    <style:style style:name="P38" style:family="paragraph" style:parent-style-name="Table_20_Contents">
      <style:paragraph-properties fo:text-align="center" style:justify-single-word="false"/>
      <style:text-properties fo:font-style="italic" officeooo:rsid="00147ccc" officeooo:paragraph-rsid="00147ccc" style:font-style-asian="italic" style:font-style-complex="italic"/>
    </style:style>
    <style:style style:name="P39" style:family="paragraph" style:parent-style-name="Table_20_Contents">
      <style:paragraph-properties fo:text-align="center" style:justify-single-word="false"/>
      <style:text-properties fo:font-style="italic" officeooo:rsid="001c4cc9" officeooo:paragraph-rsid="001c4cc9" style:font-style-asian="italic" style:font-style-complex="italic"/>
    </style:style>
    <style:style style:name="P40" style:family="paragraph" style:parent-style-name="Table_20_Contents">
      <style:paragraph-properties fo:text-align="center" style:justify-single-word="false"/>
      <style:text-properties fo:font-style="italic" officeooo:rsid="001d8c9f" officeooo:paragraph-rsid="001d8c9f" style:font-style-asian="italic" style:font-style-complex="italic"/>
    </style:style>
    <style:style style:name="P41" style:family="paragraph" style:parent-style-name="Table_20_Contents">
      <style:paragraph-properties fo:text-align="center" style:justify-single-word="false"/>
      <style:text-properties fo:font-style="italic" officeooo:rsid="001ea680" officeooo:paragraph-rsid="001ea680" style:font-style-asian="italic" style:font-style-complex="italic"/>
    </style:style>
    <style:style style:name="P42" style:family="paragraph" style:parent-style-name="Table_20_Contents">
      <style:paragraph-properties fo:text-align="center" style:justify-single-word="false"/>
      <style:text-properties officeooo:rsid="00114252" officeooo:paragraph-rsid="00114252"/>
    </style:style>
    <style:style style:name="P43" style:family="paragraph" style:parent-style-name="Table_20_Contents">
      <style:paragraph-properties fo:text-align="center" style:justify-single-word="false"/>
      <style:text-properties officeooo:rsid="0012e4ed" officeooo:paragraph-rsid="0012e4ed"/>
    </style:style>
    <style:style style:name="P44" style:family="paragraph" style:parent-style-name="Table_20_Contents">
      <style:paragraph-properties fo:text-align="center" style:justify-single-word="false"/>
      <style:text-properties officeooo:rsid="0013096d" officeooo:paragraph-rsid="0013096d"/>
    </style:style>
    <style:style style:name="P45" style:family="paragraph" style:parent-style-name="Table_20_Contents">
      <style:paragraph-properties fo:text-align="center" style:justify-single-word="false"/>
      <style:text-properties officeooo:rsid="00147ccc" officeooo:paragraph-rsid="00147ccc"/>
    </style:style>
    <style:style style:name="P46" style:family="paragraph" style:parent-style-name="Table_20_Contents">
      <style:paragraph-properties fo:text-align="center" style:justify-single-word="false"/>
      <style:text-properties officeooo:rsid="001c4cc9" officeooo:paragraph-rsid="001c4cc9"/>
    </style:style>
    <style:style style:name="P47" style:family="paragraph" style:parent-style-name="Table_20_Contents">
      <style:paragraph-properties fo:text-align="center" style:justify-single-word="false"/>
      <style:text-properties officeooo:rsid="001d8c9f" officeooo:paragraph-rsid="001d8c9f"/>
    </style:style>
    <style:style style:name="P48" style:family="paragraph" style:parent-style-name="Table_20_Contents">
      <style:paragraph-properties fo:text-align="center" style:justify-single-word="false"/>
      <style:text-properties officeooo:rsid="001ea680" officeooo:paragraph-rsid="001ea680"/>
    </style:style>
    <style:style style:name="P49" style:family="paragraph" style:parent-style-name="Text_20_body" style:list-style-name="L1">
      <style:paragraph-properties fo:text-align="justify" style:justify-single-word="false"/>
      <style:text-properties fo:font-weight="normal" officeooo:rsid="001c4cc9" officeooo:paragraph-rsid="001c4cc9" style:font-weight-asian="normal" style:font-weight-complex="normal"/>
    </style:style>
    <style:style style:name="P50" style:family="paragraph" style:parent-style-name="Text_20_body">
      <style:paragraph-properties fo:text-align="justify" style:justify-single-word="false"/>
      <style:text-properties fo:font-weight="normal" officeooo:rsid="0022fbe6" officeooo:paragraph-rsid="0022cd22" style:font-weight-asian="normal" style:font-weight-complex="normal"/>
    </style:style>
    <style:style style:name="P51" style:family="paragraph" style:parent-style-name="Text_20_body" style:list-style-name="L2">
      <style:paragraph-properties fo:text-align="justify" style:justify-single-word="false"/>
      <style:text-properties fo:font-weight="normal" officeooo:rsid="0022fbe6" officeooo:paragraph-rsid="0022cd22" style:font-weight-asian="normal" style:font-weight-complex="normal"/>
    </style:style>
    <style:style style:name="P52" style:family="paragraph" style:parent-style-name="Text_20_body" style:list-style-name="L4">
      <style:paragraph-properties fo:text-align="justify" style:justify-single-word="false"/>
      <style:text-properties fo:font-weight="normal" officeooo:rsid="001f2bbc" officeooo:paragraph-rsid="001f2bbc" style:font-weight-asian="normal" style:font-weight-complex="normal"/>
    </style:style>
    <style:style style:name="P53" style:family="paragraph" style:parent-style-name="Text_20_body">
      <style:paragraph-properties fo:text-align="justify" style:justify-single-word="false"/>
      <style:text-properties officeooo:rsid="0022fbe6" officeooo:paragraph-rsid="0022cd22"/>
    </style:style>
    <style:style style:name="P54" style:family="paragraph" style:parent-style-name="Text_20_body" style:list-style-name="L3">
      <style:paragraph-properties fo:text-align="justify" style:justify-single-word="false"/>
      <style:text-properties officeooo:rsid="001b79e5" officeooo:paragraph-rsid="001ea680"/>
    </style:style>
    <style:style style:name="P55" style:family="paragraph" style:parent-style-name="Text_20_body" style:list-style-name="L3">
      <style:paragraph-properties fo:text-align="justify" style:justify-single-word="false"/>
      <style:text-properties officeooo:rsid="001e6091" officeooo:paragraph-rsid="001e6091"/>
    </style:style>
    <style:style style:name="P56" style:family="paragraph" style:parent-style-name="Text_20_body">
      <style:text-properties officeooo:rsid="0022ecf9" officeooo:paragraph-rsid="0022ecf9"/>
    </style:style>
    <style:style style:name="P57" style:family="paragraph" style:parent-style-name="Text_20_body" style:list-style-name="L5">
      <style:text-properties officeooo:rsid="0022ecf9" officeooo:paragraph-rsid="002433df"/>
    </style:style>
    <style:style style:name="P58" style:family="paragraph" style:parent-style-name="Text_20_body" style:list-style-name="L5">
      <style:text-properties officeooo:rsid="0022ecf9" officeooo:paragraph-rsid="00244fdd"/>
    </style:style>
    <style:style style:name="P59" style:family="paragraph" style:parent-style-name="Text_20_body" style:list-style-name="L5">
      <style:text-properties officeooo:rsid="0022ecf9" officeooo:paragraph-rsid="0025424a"/>
    </style:style>
    <style:style style:name="P60" style:family="paragraph" style:parent-style-name="Text_20_body" style:list-style-name="L5">
      <style:text-properties officeooo:rsid="0023c877" officeooo:paragraph-rsid="0023c877"/>
    </style:style>
    <style:style style:name="P61" style:family="paragraph" style:parent-style-name="Text_20_body" style:list-style-name="L5">
      <style:text-properties officeooo:rsid="002433df" officeooo:paragraph-rsid="002433df"/>
    </style:style>
    <style:style style:name="P62" style:family="paragraph" style:parent-style-name="Text_20_body">
      <style:text-properties officeooo:rsid="002703b6" officeooo:paragraph-rsid="002703b6"/>
    </style:style>
    <style:style style:name="P63" style:family="paragraph" style:parent-style-name="Text_20_body">
      <style:text-properties officeooo:rsid="0027eebf" officeooo:paragraph-rsid="0027eebf"/>
    </style:style>
    <style:style style:name="P64" style:family="paragraph" style:parent-style-name="Heading_20_1">
      <style:text-properties officeooo:rsid="00114252" officeooo:paragraph-rsid="00114252"/>
    </style:style>
    <style:style style:name="P65" style:family="paragraph" style:parent-style-name="Heading_20_2">
      <style:text-properties officeooo:rsid="00114252" officeooo:paragraph-rsid="00114252"/>
    </style:style>
    <style:style style:name="P66" style:family="paragraph" style:parent-style-name="Heading_20_2">
      <style:text-properties officeooo:rsid="00173482" officeooo:paragraph-rsid="00173482"/>
    </style:style>
    <style:style style:name="P67" style:family="paragraph" style:parent-style-name="Heading_20_2">
      <style:text-properties officeooo:rsid="00199d8d" officeooo:paragraph-rsid="00199d8d"/>
    </style:style>
    <style:style style:name="P68" style:family="paragraph" style:parent-style-name="Heading_20_2">
      <style:text-properties officeooo:rsid="001b79e5" officeooo:paragraph-rsid="001b79e5"/>
    </style:style>
    <style:style style:name="P69" style:family="paragraph" style:parent-style-name="Heading_20_2">
      <style:text-properties officeooo:rsid="001f2bbc" officeooo:paragraph-rsid="001f2bbc"/>
    </style:style>
    <style:style style:name="P70" style:family="paragraph" style:parent-style-name="Heading_20_3">
      <style:text-properties officeooo:rsid="001b79e5" officeooo:paragraph-rsid="001b79e5"/>
    </style:style>
    <style:style style:name="P71" style:family="paragraph" style:parent-style-name="Heading_20_3">
      <style:text-properties officeooo:rsid="00114252" officeooo:paragraph-rsid="00114252"/>
    </style:style>
    <style:style style:name="P72" style:family="paragraph" style:parent-style-name="Heading_20_3">
      <style:text-properties fo:font-weight="bold" officeooo:rsid="0012e4ed" officeooo:paragraph-rsid="0012e4ed" style:font-weight-asian="bold" style:font-weight-complex="bold"/>
    </style:style>
    <style:style style:name="P73" style:family="paragraph" style:parent-style-name="Heading_20_3">
      <style:text-properties fo:font-weight="bold" officeooo:rsid="0015fa2a" officeooo:paragraph-rsid="0015fa2a" style:font-weight-asian="bold" style:font-weight-complex="bold"/>
    </style:style>
    <style:style style:name="P74" style:family="paragraph" style:parent-style-name="Heading_20_3">
      <style:text-properties officeooo:rsid="0012e4ed" officeooo:paragraph-rsid="0012e4ed"/>
    </style:style>
    <style:style style:name="P75" style:family="paragraph" style:parent-style-name="Heading_20_3">
      <style:text-properties officeooo:rsid="0013096d" officeooo:paragraph-rsid="0013096d"/>
    </style:style>
    <style:style style:name="P76" style:family="paragraph" style:parent-style-name="Heading_20_3">
      <style:text-properties officeooo:rsid="00147ccc" officeooo:paragraph-rsid="00147ccc"/>
    </style:style>
    <style:style style:name="T1" style:family="text">
      <style:text-properties officeooo:rsid="00114252"/>
    </style:style>
    <style:style style:name="T2" style:family="text">
      <style:text-properties fo:font-weight="bold" officeooo:rsid="0012e4ed" style:font-weight-asian="bold" style:font-weight-complex="bold"/>
    </style:style>
    <style:style style:name="T3" style:family="text">
      <style:text-properties fo:font-weight="bold" officeooo:rsid="0013096d" style:font-weight-asian="bold" style:font-weight-complex="bold"/>
    </style:style>
    <style:style style:name="T4" style:family="text">
      <style:text-properties fo:font-weight="bold" officeooo:rsid="00147ccc" style:font-weight-asian="bold" style:font-weight-complex="bold"/>
    </style:style>
    <style:style style:name="T5" style:family="text">
      <style:text-properties fo:font-weight="bold" officeooo:rsid="0015fa2a" style:font-weight-asian="bold" style:font-weight-complex="bold"/>
    </style:style>
    <style:style style:name="T6" style:family="text">
      <style:text-properties fo:font-weight="bold" officeooo:rsid="001c4cc9" style:font-weight-asian="bold" style:font-weight-complex="bold"/>
    </style:style>
    <style:style style:name="T7" style:family="text">
      <style:text-properties fo:font-weight="bold" officeooo:rsid="001d8c9f" style:font-weight-asian="bold" style:font-weight-complex="bold"/>
    </style:style>
    <style:style style:name="T8" style:family="text">
      <style:text-properties fo:font-weight="bold" officeooo:rsid="001ea680" style:font-weight-asian="bold" style:font-weight-complex="bold"/>
    </style:style>
    <style:style style:name="T9" style:family="text">
      <style:text-properties fo:font-weight="bold" officeooo:rsid="001f2bbc" style:font-weight-asian="bold" style:font-weight-complex="bold"/>
    </style:style>
    <style:style style:name="T10" style:family="text">
      <style:text-properties fo:font-weight="bold" officeooo:rsid="0020b13b" style:font-weight-asian="bold" style:font-weight-complex="bold"/>
    </style:style>
    <style:style style:name="T11" style:family="text">
      <style:text-properties fo:font-weight="bold" officeooo:rsid="0022fbe6" style:font-weight-asian="bold" style:font-weight-complex="bold"/>
    </style:style>
    <style:style style:name="T12" style:family="text">
      <style:text-properties fo:font-weight="normal" officeooo:rsid="0012e4ed" style:font-weight-asian="normal" style:font-weight-complex="normal"/>
    </style:style>
    <style:style style:name="T13" style:family="text">
      <style:text-properties fo:font-weight="normal" officeooo:rsid="0013096d" style:font-weight-asian="normal" style:font-weight-complex="normal"/>
    </style:style>
    <style:style style:name="T14" style:family="text">
      <style:text-properties fo:font-weight="normal" officeooo:rsid="00147ccc" style:font-weight-asian="normal" style:font-weight-complex="normal"/>
    </style:style>
    <style:style style:name="T15" style:family="text">
      <style:text-properties fo:font-weight="normal" officeooo:rsid="0015fa2a" style:font-weight-asian="normal" style:font-weight-complex="normal"/>
    </style:style>
    <style:style style:name="T16" style:family="text">
      <style:text-properties fo:font-weight="normal" officeooo:rsid="001c4cc9" style:font-weight-asian="normal" style:font-weight-complex="normal"/>
    </style:style>
    <style:style style:name="T17" style:family="text">
      <style:text-properties fo:font-weight="normal" officeooo:rsid="001d8c9f" style:font-weight-asian="normal" style:font-weight-complex="normal"/>
    </style:style>
    <style:style style:name="T18" style:family="text">
      <style:text-properties fo:font-weight="normal" officeooo:rsid="001e1bf7" style:font-weight-asian="normal" style:font-weight-complex="normal"/>
    </style:style>
    <style:style style:name="T19" style:family="text">
      <style:text-properties fo:font-weight="normal" officeooo:rsid="001ea680" style:font-weight-asian="normal" style:font-weight-complex="normal"/>
    </style:style>
    <style:style style:name="T20" style:family="text">
      <style:text-properties fo:font-weight="normal" officeooo:rsid="001f2bbc" style:font-weight-asian="normal" style:font-weight-complex="normal"/>
    </style:style>
    <style:style style:name="T21" style:family="text">
      <style:text-properties fo:font-weight="normal" officeooo:rsid="0020b13b" style:font-weight-asian="normal" style:font-weight-complex="normal"/>
    </style:style>
    <style:style style:name="T22" style:family="text">
      <style:text-properties fo:font-weight="normal" officeooo:rsid="00216be0" style:font-weight-asian="normal" style:font-weight-complex="normal"/>
    </style:style>
    <style:style style:name="T23" style:family="text">
      <style:text-properties fo:font-weight="normal" officeooo:rsid="0022fbe6" style:font-weight-asian="normal" style:font-weight-complex="normal"/>
    </style:style>
    <style:style style:name="T24" style:family="text">
      <style:text-properties officeooo:rsid="0012e4ed"/>
    </style:style>
    <style:style style:name="T25" style:family="text">
      <style:text-properties officeooo:rsid="0013096d"/>
    </style:style>
    <style:style style:name="T26" style:family="text">
      <style:text-properties officeooo:rsid="00147ccc"/>
    </style:style>
    <style:style style:name="T27" style:family="text">
      <style:text-properties officeooo:rsid="0015fa2a"/>
    </style:style>
    <style:style style:name="T28" style:family="text">
      <style:text-properties officeooo:rsid="001c4cc9"/>
    </style:style>
    <style:style style:name="T29" style:family="text">
      <style:text-properties officeooo:rsid="001d8c9f"/>
    </style:style>
    <style:style style:name="T30" style:family="text">
      <style:text-properties officeooo:rsid="001e6091"/>
    </style:style>
    <style:style style:name="T31" style:family="text">
      <style:text-properties officeooo:rsid="001ea680"/>
    </style:style>
    <style:style style:name="T32" style:family="text">
      <style:text-properties fo:font-style="italic" officeooo:rsid="001ea680" style:font-style-asian="italic" style:font-style-complex="italic"/>
    </style:style>
    <style:style style:name="T33" style:family="text">
      <style:text-properties officeooo:rsid="001f2bbc"/>
    </style:style>
    <style:style style:name="T34" style:family="text">
      <style:text-properties officeooo:rsid="0022fbe6"/>
    </style:style>
    <style:style style:name="T35" style:family="text">
      <style:text-properties officeooo:rsid="0023c877"/>
    </style:style>
    <style:style style:name="T36" style:family="text">
      <style:text-properties officeooo:rsid="002433df"/>
    </style:style>
    <style:style style:name="T37" style:family="text">
      <style:text-properties officeooo:rsid="0025424a"/>
    </style:style>
    <style:style style:name="T38" style:family="text">
      <style:text-properties officeooo:rsid="0027ee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Dokumentacja projektu</text:h>
      <text:h text:style-name="P65" text:outline-level="2">Wykorzystywane technologie</text:h>
      <text:p text:style-name="P11">//TODO</text:p>
      <text:h text:style-name="P70" text:outline-level="3">Spring</text:h>
      <text:p text:style-name="P12">//TODO</text:p>
      <text:h text:style-name="P70" text:outline-level="3">AngularJS</text:h>
      <text:p text:style-name="P12">//TODO</text:p>
      <text:h text:style-name="P70" text:outline-level="3">JPA</text:h>
      <text:p text:style-name="P12">//TODO</text:p>
      <text:h text:style-name="P70" text:outline-level="3">Hibernate</text:h>
      <text:p text:style-name="P12">//TODO</text:p>
      <text:h text:style-name="P70" text:outline-level="3">PostgreSQL</text:h>
      <text:p text:style-name="P12">//TODO</text:p>
      <text:h text:style-name="P70" text:outline-level="3">Gradle</text:h>
      <text:p text:style-name="P12">//TODO</text:p>
      <text:h text:style-name="P70" text:outline-level="3">Git</text:h>
      <text:p text:style-name="P12">//TODO</text:p>
      <text:h text:style-name="P65" text:outline-level="2">Klasy modelu</text:h>
      <text:p text:style-name="P15">//TODO DIAGRAM MODELU</text:p>
      <text:p text:style-name="P1"><text:span text:style-name="T1">//TODO CO NIECO O ROLI JPA</text:span></text:p>
      <text:h text:style-name="P71" text:outline-level="3">Attachment</text:h>
      <text:p text:style-name="P16">Klasa ta przechowuje załącznik dodany przez użytkownika do zgłoszonego problemu. Załącznik może posiadać opcjonalny opis.</text:p>
      <table:table table:name="Table1" table:style-name="Table1">
        <table:table-column table:style-name="Table1.A"/>
        <table:table-column table:style-name="Table1.B"/>
        <table:table-row>
          <table:table-cell table:style-name="Table1.A1" office:value-type="string">
            <text:p text:style-name="P28">Pole</text:p>
          </table:table-cell>
          <table:table-cell table:style-name="Table1.B1" office:value-type="string">
            <text:p text:style-name="P28">Opis</text:p>
          </table:table-cell>
        </table:table-row>
        <table:table-row>
          <table:table-cell table:style-name="Table1.A2" office:value-type="string">
            <text:p text:style-name="P35">id</text:p>
          </table:table-cell>
          <table:table-cell table:style-name="Table1.B2" office:value-type="string">
            <text:p text:style-name="P42">Identyfikator</text:p>
          </table:table-cell>
        </table:table-row>
        <table:table-row>
          <table:table-cell table:style-name="Table1.A2" office:value-type="string">
            <text:p text:style-name="P35">description</text:p>
          </table:table-cell>
          <table:table-cell table:style-name="Table1.B2" office:value-type="string">
            <text:p text:style-name="P42">Opis załącznika</text:p>
          </table:table-cell>
        </table:table-row>
        <table:table-row>
          <table:table-cell table:style-name="Table1.A2" office:value-type="string">
            <text:p text:style-name="P35">file</text:p>
          </table:table-cell>
          <table:table-cell table:style-name="Table1.B2" office:value-type="string">
            <text:p text:style-name="P42">Tablica bajtów zawierająca właściwy załącznik</text:p>
          </table:table-cell>
        </table:table-row>
        <table:table-row>
          <table:table-cell table:style-name="Table1.A2" office:value-type="string">
            <text:p text:style-name="P35">bug</text:p>
          </table:table-cell>
          <table:table-cell table:style-name="Table1.B2" office:value-type="string">
            <text:p text:style-name="P24"><text:span text:style-name="T1">Referencja do obiektu </text:span><text:span text:style-name="T2">Bug</text:span><text:span text:style-name="T1">, którego dotyczy załącznik</text:span></text:p>
          </table:table-cell>
        </table:table-row>
      </table:table>
      <text:h text:style-name="P71" text:outline-level="3"><text:soft-page-break/>Bug</text:h>
      <text:p text:style-name="P16">Jedna z podstawowych klas modelu aplikacji. Przechowuje informacje o problemie zgłoszonym przez użytkownika. </text:p>
      <table:table table:name="Table2" table:style-name="Table2">
        <table:table-column table:style-name="Table2.A"/>
        <table:table-column table:style-name="Table2.B"/>
        <table:table-row>
          <table:table-cell table:style-name="Table2.A1" office:value-type="string">
            <text:p text:style-name="P28">Pole</text:p>
          </table:table-cell>
          <table:table-cell table:style-name="Table2.B1" office:value-type="string">
            <text:p text:style-name="P28">Opis</text:p>
          </table:table-cell>
        </table:table-row>
        <table:table-row>
          <table:table-cell table:style-name="Table2.A2" office:value-type="string">
            <text:p text:style-name="P35">tag</text:p>
          </table:table-cell>
          <table:table-cell table:style-name="Table2.B2" office:value-type="string">
            <text:p text:style-name="P43">Identyfikator bug'a. Generowany przy tworzeniu.</text:p>
          </table:table-cell>
        </table:table-row>
        <table:table-row>
          <table:table-cell table:style-name="Table2.A2" office:value-type="string">
            <text:p text:style-name="P35">name</text:p>
          </table:table-cell>
          <table:table-cell table:style-name="Table2.B2" office:value-type="string">
            <text:p text:style-name="P43">Nazwa bug'a nadawana mu przez tworzącego. Ma za zadanie, krótko opisać zagadnienie.</text:p>
          </table:table-cell>
        </table:table-row>
        <table:table-row>
          <table:table-cell table:style-name="Table2.A2" office:value-type="string">
            <text:p text:style-name="P35">description</text:p>
          </table:table-cell>
          <table:table-cell table:style-name="Table2.B2" office:value-type="string">
            <text:p text:style-name="P43">Opis bug'a.</text:p>
          </table:table-cell>
        </table:table-row>
        <table:table-row>
          <table:table-cell table:style-name="Table2.A2" office:value-type="string">
            <text:p text:style-name="P35">dateCreated</text:p>
          </table:table-cell>
          <table:table-cell table:style-name="Table2.B2" office:value-type="string">
            <text:p text:style-name="P43">Data utworzenia bug'a. Pole wypełnianie automatycznie przez Spring'a.</text:p>
          </table:table-cell>
        </table:table-row>
        <table:table-row>
          <table:table-cell table:style-name="Table2.A2" office:value-type="string">
            <text:p text:style-name="P35">dateModified</text:p>
          </table:table-cell>
          <table:table-cell table:style-name="Table2.B2" office:value-type="string">
            <text:p text:style-name="P43">Data ostatniej modyfikacji bug'a. Pole wypełniane automatycznie przez Spring'a.</text:p>
          </table:table-cell>
        </table:table-row>
        <table:table-row>
          <table:table-cell table:style-name="Table2.A2" office:value-type="string">
            <text:p text:style-name="P35">reporter</text:p>
          </table:table-cell>
          <table:table-cell table:style-name="Table2.B2" office:value-type="string">
            <text:p text:style-name="P25"><text:span text:style-name="T24">Referencja do obiektu </text:span><text:span text:style-name="T2">User</text:span><text:span text:style-name="T12"> reprezentującego osobę zgłaszającą bug. Nie należy jej zmieniać po utworzeniu.</text:span></text:p>
          </table:table-cell>
        </table:table-row>
        <table:table-row>
          <table:table-cell table:style-name="Table2.A2" office:value-type="string">
            <text:p text:style-name="P35">assignee</text:p>
          </table:table-cell>
          <table:table-cell table:style-name="Table2.B2" office:value-type="string">
            <text:p text:style-name="P25"><text:span text:style-name="T24">Referencja do obiektu </text:span><text:span text:style-name="T2">User</text:span><text:span text:style-name="T12"> wskazująca na osobę obsługującą dany błąd.</text:span></text:p>
          </table:table-cell>
        </table:table-row>
        <table:table-row>
          <table:table-cell table:style-name="Table2.A2" office:value-type="string">
            <text:p text:style-name="P36">project</text:p>
          </table:table-cell>
          <table:table-cell table:style-name="Table2.B2" office:value-type="string">
            <text:p text:style-name="P25"><text:span text:style-name="T24">Referencja do obiektu </text:span><text:span text:style-name="T2">Project</text:span><text:span text:style-name="T12">, do którego podpięty jest bug.</text:span></text:p>
          </table:table-cell>
        </table:table-row>
        <table:table-row>
          <table:table-cell table:style-name="Table2.A2" office:value-type="string">
            <text:p text:style-name="P36">attachments</text:p>
          </table:table-cell>
          <table:table-cell table:style-name="Table2.B2" office:value-type="string">
            <text:p text:style-name="P43">Zbiór załączników.</text:p>
          </table:table-cell>
        </table:table-row>
        <table:table-row>
          <table:table-cell table:style-name="Table2.A2" office:value-type="string">
            <text:p text:style-name="P36">comments</text:p>
          </table:table-cell>
          <table:table-cell table:style-name="Table2.B2" office:value-type="string">
            <text:p text:style-name="P43">Zbiór komentarzy.</text:p>
          </table:table-cell>
        </table:table-row>
        <table:table-row>
          <table:table-cell table:style-name="Table2.A2" office:value-type="string">
            <text:p text:style-name="P36">state</text:p>
          </table:table-cell>
          <table:table-cell table:style-name="Table2.B2" office:value-type="string">
            <text:p text:style-name="P43">Stan, w którym znajduje się bug. Wykaz dostępnych stanów znajduje się w tabeli poniżej.</text:p>
          </table:table-cell>
        </table:table-row>
        <table:table-row>
          <table:table-cell table:style-name="Table2.A2" office:value-type="string">
            <text:p text:style-name="P36">priority</text:p>
          </table:table-cell>
          <table:table-cell table:style-name="Table2.B2" office:value-type="string">
            <text:p text:style-name="P43">Priorytet przypisany danemu błędowi. Wykaz priorytetów znajduje się w tabeli poniżej.</text:p>
          </table:table-cell>
        </table:table-row>
      </table:table>
      <text:p text:style-name="P16"/>
      <table:table table:name="Table3" table:style-name="Table3">
        <table:table-column table:style-name="Table3.A"/>
        <table:table-column table:style-name="Table3.B"/>
        <table:table-row>
          <table:table-cell table:style-name="Table3.A1" office:value-type="string">
            <text:p text:style-name="P29">Stan</text:p>
          </table:table-cell>
          <table:table-cell table:style-name="Table3.B1" office:value-type="string">
            <text:p text:style-name="P29">Opis</text:p>
          </table:table-cell>
        </table:table-row>
        <table:table-row>
          <table:table-cell table:style-name="Table3.A2" office:value-type="string">
            <text:p text:style-name="P36">New</text:p>
          </table:table-cell>
          <table:table-cell table:style-name="Table3.B2" office:value-type="string">
            <text:p text:style-name="P43">Błąd został zgłoszony ale nie został jeszcze w żadne sposób przetworzony.</text:p>
          </table:table-cell>
        </table:table-row>
        <table:table-row>
          <table:table-cell table:style-name="Table3.A2" office:value-type="string">
            <text:p text:style-name="P36">Rejected</text:p>
          </table:table-cell>
          <table:table-cell table:style-name="Table3.B2" office:value-type="string">
            <text:p text:style-name="P43">Błąd został odrzucony.</text:p>
          </table:table-cell>
        </table:table-row>
        <table:table-row>
          <table:table-cell table:style-name="Table3.A2" office:value-type="string">
            <text:p text:style-name="P36">In progress</text:p>
          </table:table-cell>
          <table:table-cell table:style-name="Table3.B2" office:value-type="string">
            <text:p text:style-name="P43">Błąd jest w trakcie obsługi, powinien mieć przypisaną osobę odpowiedzialną.</text:p>
          </table:table-cell>
        </table:table-row>
        <table:table-row>
          <table:table-cell table:style-name="Table3.A2" office:value-type="string">
            <text:p text:style-name="P36">Ready to test</text:p>
          </table:table-cell>
          <table:table-cell table:style-name="Table3.B2" office:value-type="string">
            <text:p text:style-name="P43">Błąd został naprawiony. Zgłaszający powinien przetestować rozwiązanie</text:p>
          </table:table-cell>
        </table:table-row>
        <table:table-row>
          <table:table-cell table:style-name="Table3.A2" office:value-type="string">
            <text:p text:style-name="P36">Reopened</text:p>
          </table:table-cell>
          <table:table-cell table:style-name="Table3.B2" office:value-type="string">
            <text:p text:style-name="P43">Błąd został zwrócony przez zgłaszającego. Zaproponowane rozwiązanie okazało się niewłaściwe.</text:p>
          </table:table-cell>
        </table:table-row>
        <table:table-row>
          <table:table-cell table:style-name="Table3.A2" office:value-type="string">
            <text:p text:style-name="P36">Stopped</text:p>
          </table:table-cell>
          <table:table-cell table:style-name="Table3.B2" office:value-type="string">
            <text:p text:style-name="P43">Obsługa błędu została zawieszona.</text:p>
          </table:table-cell>
        </table:table-row>
        <table:table-row>
          <table:table-cell table:style-name="Table3.A2" office:value-type="string">
            <text:p text:style-name="P36">Closed</text:p>
          </table:table-cell>
          <table:table-cell table:style-name="Table3.B2" office:value-type="string">
            <text:p text:style-name="P43">Błąd został rozwiązany.</text:p>
          </table:table-cell>
        </table:table-row>
      </table:table>
      <text:p text:style-name="P16"/>
      <table:table table:name="Table4" table:style-name="Table4">
        <table:table-column table:style-name="Table4.A"/>
        <table:table-column table:style-name="Table4.B"/>
        <table:table-row>
          <table:table-cell table:style-name="Table4.A1" office:value-type="string">
            <text:p text:style-name="P29">Priorytet</text:p>
          </table:table-cell>
          <table:table-cell table:style-name="Table4.B1" office:value-type="string">
            <text:p text:style-name="P29">Opis</text:p>
          </table:table-cell>
        </table:table-row>
        <table:table-row>
          <table:table-cell table:style-name="Table4.A2" office:value-type="string">
            <text:p text:style-name="P36">Low</text:p>
          </table:table-cell>
          <table:table-cell table:style-name="Table4.B2" office:value-type="string">
            <text:p text:style-name="P43">Najniższy priorytet błędu. Przypisywany gdy znaczenie biznesowe jest niewielkie.</text:p>
          </table:table-cell>
        </table:table-row>
        <table:table-row>
          <table:table-cell table:style-name="Table4.A2" office:value-type="string">
            <text:p text:style-name="P36">Normal</text:p>
          </table:table-cell>
          <table:table-cell table:style-name="Table4.B2" office:value-type="string">
            <text:p text:style-name="P43">Podstawowy priorytet błędu.</text:p>
          </table:table-cell>
        </table:table-row>
        <table:table-row>
          <table:table-cell table:style-name="Table4.A2" office:value-type="string">
            <text:p text:style-name="P36">High</text:p>
          </table:table-cell>
          <table:table-cell table:style-name="Table4.B2" office:value-type="string">
            <text:p text:style-name="P43">Błąd o zwiększonym priorytecie.</text:p>
          </table:table-cell>
        </table:table-row>
        <table:table-row>
          <table:table-cell table:style-name="Table4.A2" office:value-type="string">
            <text:p text:style-name="P36">Critical</text:p>
          </table:table-cell>
          <table:table-cell table:style-name="Table4.B2" office:value-type="string">
            <text:p text:style-name="P43">Najwyższy priorytet błędu.</text:p>
          </table:table-cell>
        </table:table-row>
      </table:table>
      <text:h text:style-name="P72" text:outline-level="3"><text:soft-page-break/>Comment</text:h>
      <text:p text:style-name="P3">Klasa przechowująca informacje na temat komentarza dodanego do błędu.</text:p>
      <table:table table:name="Table5" table:style-name="Table5">
        <table:table-column table:style-name="Table5.A"/>
        <table:table-column table:style-name="Table5.B"/>
        <table:table-row>
          <table:table-cell table:style-name="Table5.A1" office:value-type="string">
            <text:p text:style-name="P29">Pole</text:p>
          </table:table-cell>
          <table:table-cell table:style-name="Table5.B1" office:value-type="string">
            <text:p text:style-name="P29">Opis</text:p>
          </table:table-cell>
        </table:table-row>
        <table:table-row>
          <table:table-cell table:style-name="Table5.A2" office:value-type="string">
            <text:p text:style-name="P43">id</text:p>
          </table:table-cell>
          <table:table-cell table:style-name="Table5.B2" office:value-type="string">
            <text:p text:style-name="P43">Identyfikator.</text:p>
          </table:table-cell>
        </table:table-row>
        <table:table-row>
          <table:table-cell table:style-name="Table5.A2" office:value-type="string">
            <text:p text:style-name="P43">content</text:p>
          </table:table-cell>
          <table:table-cell table:style-name="Table5.B2" office:value-type="string">
            <text:p text:style-name="P43">Zawartość komentarza.</text:p>
          </table:table-cell>
        </table:table-row>
        <table:table-row>
          <table:table-cell table:style-name="Table5.A2" office:value-type="string">
            <text:p text:style-name="P43">dateCreated</text:p>
          </table:table-cell>
          <table:table-cell table:style-name="Table5.B2" office:value-type="string">
            <text:p text:style-name="P43">Data utworzenia komentarza. Pole wypełniane automatycznie przez Spring'a.</text:p>
          </table:table-cell>
        </table:table-row>
        <table:table-row>
          <table:table-cell table:style-name="Table5.A2" office:value-type="string">
            <text:p text:style-name="P43">author</text:p>
          </table:table-cell>
          <table:table-cell table:style-name="Table5.B2" office:value-type="string">
            <text:p text:style-name="P25"><text:span text:style-name="T24">Referencja do obiektu </text:span><text:span text:style-name="T2">User</text:span><text:span text:style-name="T12"> reprezentującego autora komentarza.</text:span></text:p>
          </table:table-cell>
        </table:table-row>
        <table:table-row>
          <table:table-cell table:style-name="Table5.A2" office:value-type="string">
            <text:p text:style-name="P43">bug</text:p>
          </table:table-cell>
          <table:table-cell table:style-name="Table5.B2" office:value-type="string">
            <text:p text:style-name="P25"><text:span text:style-name="T24">Referencja do obiektu </text:span><text:span text:style-name="T2">Bug</text:span><text:span text:style-name="T12">, do którego adresowany jest komentarz.</text:span></text:p>
          </table:table-cell>
        </table:table-row>
      </table:table>
      <text:h text:style-name="P74" text:outline-level="3">Permission</text:h>
      <text:p text:style-name="P17">Jedna z klas stworzonych w celu zapewnienia bezpieczeństwa wykonywanych operacji. Opisuje uprawnienie do jakiego ma prawo rola.</text:p>
      <table:table table:name="Table6" table:style-name="Table6">
        <table:table-column table:style-name="Table6.A"/>
        <table:table-column table:style-name="Table6.B"/>
        <table:table-row>
          <table:table-cell table:style-name="Table6.A1" office:value-type="string">
            <text:p text:style-name="P30">Pole</text:p>
          </table:table-cell>
          <table:table-cell table:style-name="Table6.B1" office:value-type="string">
            <text:p text:style-name="P30">Opis</text:p>
          </table:table-cell>
        </table:table-row>
        <table:table-row>
          <table:table-cell table:style-name="Table6.A2" office:value-type="string">
            <text:p text:style-name="P37">permissionName</text:p>
          </table:table-cell>
          <table:table-cell table:style-name="Table6.B2" office:value-type="string">
            <text:p text:style-name="P44">Nazwa uprawnienia. Jest jednocześnie jego identyfikatorem.</text:p>
          </table:table-cell>
        </table:table-row>
      </table:table>
      <text:h text:style-name="P75" text:outline-level="3">Project</text:h>
      <text:p text:style-name="P17">Podstawowa klasa modelu. Przechowuje informacje o projekcie, do którego zgłaszane są błędy oraz <text:s/>do którego przypisani są użytkownicy.</text:p>
      <table:table table:name="Table7" table:style-name="Table7">
        <table:table-column table:style-name="Table7.A"/>
        <table:table-column table:style-name="Table7.B"/>
        <table:table-row>
          <table:table-cell table:style-name="Table7.A1" office:value-type="string">
            <text:p text:style-name="P30">Pole</text:p>
          </table:table-cell>
          <table:table-cell table:style-name="Table7.B1" office:value-type="string">
            <text:p text:style-name="P30">Opis</text:p>
          </table:table-cell>
        </table:table-row>
        <table:table-row>
          <table:table-cell table:style-name="Table7.A2" office:value-type="string">
            <text:p text:style-name="P44">id</text:p>
          </table:table-cell>
          <table:table-cell table:style-name="Table7.B2" office:value-type="string">
            <text:p text:style-name="P44">Identyfikator.</text:p>
          </table:table-cell>
        </table:table-row>
        <table:table-row>
          <table:table-cell table:style-name="Table7.A2" office:value-type="string">
            <text:p text:style-name="P44">name</text:p>
          </table:table-cell>
          <table:table-cell table:style-name="Table7.B2" office:value-type="string">
            <text:p text:style-name="P44">Nazwa projektu.</text:p>
          </table:table-cell>
        </table:table-row>
        <table:table-row>
          <table:table-cell table:style-name="Table7.A2" office:value-type="string">
            <text:p text:style-name="P44">description</text:p>
          </table:table-cell>
          <table:table-cell table:style-name="Table7.B2" office:value-type="string">
            <text:p text:style-name="P44">Opis projektu.</text:p>
          </table:table-cell>
        </table:table-row>
        <table:table-row>
          <table:table-cell table:style-name="Table7.A2" office:value-type="string">
            <text:p text:style-name="P44">dateCreated</text:p>
          </table:table-cell>
          <table:table-cell table:style-name="Table7.B2" office:value-type="string">
            <text:p text:style-name="P44">Data utworzenia projektu. Pole wypełniane automatycznie przez Spring'a.</text:p>
          </table:table-cell>
        </table:table-row>
        <table:table-row>
          <table:table-cell table:style-name="Table7.A2" office:value-type="string">
            <text:p text:style-name="P44">dateModified</text:p>
          </table:table-cell>
          <table:table-cell table:style-name="Table7.B2" office:value-type="string">
            <text:p text:style-name="P44">Data ostatniej modyfikacji projektu. Pole wypełnianie automatycznie przez Spring'a.</text:p>
          </table:table-cell>
        </table:table-row>
        <table:table-row>
          <table:table-cell table:style-name="Table7.A2" office:value-type="string">
            <text:p text:style-name="P44">bugs</text:p>
          </table:table-cell>
          <table:table-cell table:style-name="Table7.B2" office:value-type="string">
            <text:p text:style-name="P44">Zbiór błędów zgłoszonych do danego projektu.</text:p>
          </table:table-cell>
        </table:table-row>
      </table:table>
      <text:h text:style-name="P75" text:outline-level="3">ProjectRole</text:h>
      <text:p text:style-name="P10"><text:span text:style-name="T25">Rola projektowa. Oznacza funkcję, którą użytkownik pełni w projekcie. Jak </text:span><text:span text:style-name="T3">Role</text:span><text:span text:style-name="T13"> pełni funkcję agregatora uprawnień. Służy do ustalenia do czego w danym projekcie użytkownik ma prawo. </text:span><text:span text:style-name="T15">Dziedziczy po klasie </text:span><text:span text:style-name="T5">Role</text:span><text:span text:style-name="T15">.</text:span></text:p>
      <text:h text:style-name="P75" text:outline-level="3">Role</text:h>
      <text:p text:style-name="P17">Klasa opisująca rolę, która jest agregatorem uprawnień.</text:p>
      <table:table table:name="Table8" table:style-name="Table8">
        <table:table-column table:style-name="Table8.A"/>
        <table:table-column table:style-name="Table8.B"/>
        <table:table-row>
          <table:table-cell table:style-name="Table8.A1" office:value-type="string">
            <text:p text:style-name="P30">Pole</text:p>
          </table:table-cell>
          <table:table-cell table:style-name="Table8.B1" office:value-type="string">
            <text:p text:style-name="P30">Opis</text:p>
          </table:table-cell>
        </table:table-row>
        <table:table-row>
          <table:table-cell table:style-name="Table8.A2" office:value-type="string">
            <text:p text:style-name="P37">roleName</text:p>
          </table:table-cell>
          <table:table-cell table:style-name="Table8.B2" office:value-type="string">
            <text:p text:style-name="P44">Nazwa roli będąca jej identyfikatorem.</text:p>
          </table:table-cell>
        </table:table-row>
        <table:table-row>
          <table:table-cell table:style-name="Table8.A2" office:value-type="string">
            <text:p text:style-name="P37">permissions</text:p>
          </table:table-cell>
          <table:table-cell table:style-name="Table8.B2" office:value-type="string">
            <text:p text:style-name="P44">Zbiór uprawnień.</text:p>
          </table:table-cell>
        </table:table-row>
      </table:table>
      <text:h text:style-name="P75" text:outline-level="3"><text:soft-page-break/>User</text:h>
      <text:p text:style-name="P18">Klasa przechowująca informację o użytkowniku aplikacji.</text:p>
      <table:table table:name="Table9" table:style-name="Table9">
        <table:table-column table:style-name="Table9.A"/>
        <table:table-column table:style-name="Table9.B"/>
        <table:table-row>
          <table:table-cell table:style-name="Table9.A1" office:value-type="string">
            <text:p text:style-name="P31">Pole</text:p>
          </table:table-cell>
          <table:table-cell table:style-name="Table9.B1" office:value-type="string">
            <text:p text:style-name="P31">Opis</text:p>
          </table:table-cell>
        </table:table-row>
        <table:table-row>
          <table:table-cell table:style-name="Table9.A2" office:value-type="string">
            <text:p text:style-name="P38">id</text:p>
          </table:table-cell>
          <table:table-cell table:style-name="Table9.B2" office:value-type="string">
            <text:p text:style-name="P45">Identyfikator.</text:p>
          </table:table-cell>
        </table:table-row>
        <table:table-row>
          <table:table-cell table:style-name="Table9.A2" office:value-type="string">
            <text:p text:style-name="P38">login</text:p>
          </table:table-cell>
          <table:table-cell table:style-name="Table9.B2" office:value-type="string">
            <text:p text:style-name="P45">Login użytkownika. Unikalny.</text:p>
          </table:table-cell>
        </table:table-row>
        <table:table-row>
          <table:table-cell table:style-name="Table9.A2" office:value-type="string">
            <text:p text:style-name="P38">password</text:p>
          </table:table-cell>
          <table:table-cell table:style-name="Table9.B2" office:value-type="string">
            <text:p text:style-name="P45">Zakodowane hasło użytkownika.</text:p>
          </table:table-cell>
        </table:table-row>
        <table:table-row>
          <table:table-cell table:style-name="Table9.A2" office:value-type="string">
            <text:p text:style-name="P38">firstName</text:p>
          </table:table-cell>
          <table:table-cell table:style-name="Table9.B2" office:value-type="string">
            <text:p text:style-name="P45">Imię.</text:p>
          </table:table-cell>
        </table:table-row>
        <table:table-row>
          <table:table-cell table:style-name="Table9.A2" office:value-type="string">
            <text:p text:style-name="P38">lastName</text:p>
          </table:table-cell>
          <table:table-cell table:style-name="Table9.B2" office:value-type="string">
            <text:p text:style-name="P45">Nazwisko.</text:p>
          </table:table-cell>
        </table:table-row>
        <table:table-row>
          <table:table-cell table:style-name="Table9.A2" office:value-type="string">
            <text:p text:style-name="P38">email</text:p>
          </table:table-cell>
          <table:table-cell table:style-name="Table9.B2" office:value-type="string">
            <text:p text:style-name="P45">Adres e-mail użytkownika.</text:p>
          </table:table-cell>
        </table:table-row>
        <table:table-row>
          <table:table-cell table:style-name="Table9.A2" office:value-type="string">
            <text:p text:style-name="P38">enabled</text:p>
          </table:table-cell>
          <table:table-cell table:style-name="Table9.B2" office:value-type="string">
            <text:p text:style-name="P45">Pole informujące o tym czy konto jest aktywne.</text:p>
          </table:table-cell>
        </table:table-row>
        <table:table-row>
          <table:table-cell table:style-name="Table9.A2" office:value-type="string">
            <text:p text:style-name="P38">expired</text:p>
          </table:table-cell>
          <table:table-cell table:style-name="Table9.B2" office:value-type="string">
            <text:p text:style-name="P45">Pole informujące o tym czy konto wygasło.</text:p>
          </table:table-cell>
        </table:table-row>
        <table:table-row>
          <table:table-cell table:style-name="Table9.A2" office:value-type="string">
            <text:p text:style-name="P38">locked</text:p>
          </table:table-cell>
          <table:table-cell table:style-name="Table9.B2" office:value-type="string">
            <text:p text:style-name="P45">Pole informujące o tym czy konto jest zablokowane.</text:p>
          </table:table-cell>
        </table:table-row>
        <table:table-row>
          <table:table-cell table:style-name="Table9.A2" office:value-type="string">
            <text:p text:style-name="P38">bugsReported</text:p>
          </table:table-cell>
          <table:table-cell table:style-name="Table9.B2" office:value-type="string">
            <text:p text:style-name="P45">Zbiór zgłoszonych błędów.</text:p>
          </table:table-cell>
        </table:table-row>
        <table:table-row>
          <table:table-cell table:style-name="Table9.A2" office:value-type="string">
            <text:p text:style-name="P38">bugsAssigned</text:p>
          </table:table-cell>
          <table:table-cell table:style-name="Table9.B2" office:value-type="string">
            <text:p text:style-name="P45">Zbiór przypisanych błędów.</text:p>
          </table:table-cell>
        </table:table-row>
        <table:table-row>
          <table:table-cell table:style-name="Table9.A2" office:value-type="string">
            <text:p text:style-name="P38">comments</text:p>
          </table:table-cell>
          <table:table-cell table:style-name="Table9.B2" office:value-type="string">
            <text:p text:style-name="P45">Zbiór zgłoszonych komentarzy.</text:p>
          </table:table-cell>
        </table:table-row>
        <table:table-row>
          <table:table-cell table:style-name="Table9.A2" office:value-type="string">
            <text:p text:style-name="P38">userRole</text:p>
          </table:table-cell>
          <table:table-cell table:style-name="Table9.B2" office:value-type="string">
            <text:p text:style-name="P26"><text:span text:style-name="T26">Referencja do obiektu </text:span><text:span text:style-name="T4">UserRole</text:span><text:span text:style-name="T14"> przechowującego informację o tym jaką rolę pełni dany użytkownik.</text:span></text:p>
          </table:table-cell>
        </table:table-row>
      </table:table>
      <text:h text:style-name="P76" text:outline-level="3">UserProjectRole</text:h>
      <text:p text:style-name="P9"><text:span text:style-name="T26">Encja łącząca obiekty </text:span><text:span text:style-name="T4">User</text:span><text:span text:style-name="T14">, </text:span><text:span text:style-name="T4">Project</text:span><text:span text:style-name="T14"> oraz </text:span><text:span text:style-name="T4">Role</text:span></text:p>
      <table:table table:name="Table10" table:style-name="Table10">
        <table:table-column table:style-name="Table10.A"/>
        <table:table-column table:style-name="Table10.B"/>
        <table:table-row>
          <table:table-cell table:style-name="Table10.A1" office:value-type="string">
            <text:p text:style-name="P28">Pole</text:p>
          </table:table-cell>
          <table:table-cell table:style-name="Table10.B1" office:value-type="string">
            <text:p text:style-name="P28">Opis</text:p>
          </table:table-cell>
        </table:table-row>
        <table:table-row>
          <table:table-cell table:style-name="Table10.A2" office:value-type="string">
            <text:p text:style-name="P38">id</text:p>
          </table:table-cell>
          <table:table-cell table:style-name="Table10.B2" office:value-type="string">
            <text:p text:style-name="P45">Identyfikator połączenia.</text:p>
          </table:table-cell>
        </table:table-row>
        <table:table-row>
          <table:table-cell table:style-name="Table10.A2" office:value-type="string">
            <text:p text:style-name="P38">user</text:p>
          </table:table-cell>
          <table:table-cell table:style-name="Table10.B2" office:value-type="string">
            <text:p text:style-name="P26"><text:span text:style-name="T26">Referencja do obiektu </text:span><text:span text:style-name="T4">User</text:span><text:span text:style-name="T14">.</text:span></text:p>
          </table:table-cell>
        </table:table-row>
        <table:table-row>
          <table:table-cell table:style-name="Table10.A2" office:value-type="string">
            <text:p text:style-name="P38">project</text:p>
          </table:table-cell>
          <table:table-cell table:style-name="Table10.B2" office:value-type="string">
            <text:p text:style-name="P26"><text:span text:style-name="T26">Referencja do obiektu </text:span><text:span text:style-name="T4">Project</text:span><text:span text:style-name="T14">.</text:span></text:p>
          </table:table-cell>
        </table:table-row>
        <table:table-row>
          <table:table-cell table:style-name="Table10.A2" office:value-type="string">
            <text:p text:style-name="P38">projectRole</text:p>
          </table:table-cell>
          <table:table-cell table:style-name="Table10.B2" office:value-type="string">
            <text:p text:style-name="P26"><text:span text:style-name="T26">Referencja do obiektu </text:span><text:span text:style-name="T4">ProjectRole</text:span><text:span text:style-name="T14">.</text:span></text:p>
          </table:table-cell>
        </table:table-row>
      </table:table>
      <text:h text:style-name="P73" text:outline-level="3">UserRole</text:h>
      <text:p text:style-name="P2"><text:span text:style-name="T27">Rola użytkownika. Opisuje jaką funkcję pełni użytkownik w aplikacji. Pełni funkcję agregatora uprawnień. Dziedziczy po klasie </text:span><text:span text:style-name="T5">Role</text:span><text:span text:style-name="T27">.</text:span></text:p>
      <text:h text:style-name="P66" text:outline-level="2">Repozytoria</text:h>
      <text:p text:style-name="P20">Repozytoria zapewniają interfejs dostępu do danych zapisanych w bazie danych. Pełnią więc funkcję DAO. </text:p>
      <text:p text:style-name="P19"><text:span text:style-name="T28">Przy definiowaniu repozytoriów wykorzystaliśmy funkcjonalność zapewnianą przez </text:span><text:span text:style-name="T6">Spring Data Repositories</text:span><text:span text:style-name="T16">. Polega ona na tworzeniu repozytoriów w trakcie działania aplikacji. Obiekty te tworzone są dynamicznie na podstawie kontraktu zapisane w interfejsach oznaczonych adnotacjami </text:span><text:span text:style-name="T6">@Repository</text:span><text:span text:style-name="T16">. Interfejsy te mogą rozszerzać już wcześniej zadeklarowane w Spring'u dzięki czemu podejmowana jest decyzja o tym jakie metody ma udostępniać DAO.</text:span></text:p>
      <text:p text:style-name="P4">Działanie metod jest rozpoznawane na podstawie nazwy oraz typu zwracanego. Kontener automatycznie rozpoznaje jakich pól używać do budowania zapytania.</text:p>
      <text:p text:style-name="P19"><text:soft-page-break/><text:span text:style-name="T16">W toku naszej stworzyliśmy również własną implementację repozytorium (implementującą interfejs </text:span><text:span text:style-name="T6">CustomRepository</text:span><text:span text:style-name="T16">) oferującą dwie dodatkowe metody:</text:span></text:p>
      <text:list xml:id="list2286790487899113537" text:style-name="L1">
        <text:list-item>
          <text:p text:style-name="P49">queryOnFields, służącą do wyszukiwania pełno tekstowego</text:p>
        </text:list-item>
        <text:list-item>
          <text:p text:style-name="P49">getAllRevisions, zwracającą wszystkie poprzednie wersje encji o podanym identyfikatorze</text:p>
        </text:list-item>
      </text:list>
      <text:p text:style-name="P4">W aplikacji zadeklarowane zostały następujące repozytoria</text:p>
      <table:table table:name="Table11" table:style-name="Table11">
        <table:table-column table:style-name="Table11.A"/>
        <table:table-column table:style-name="Table11.B"/>
        <table:table-column table:style-name="Table11.C"/>
        <table:table-row>
          <table:table-cell table:style-name="Table11.A1" office:value-type="string">
            <text:p text:style-name="P32">Repozytorium</text:p>
          </table:table-cell>
          <table:table-cell table:style-name="Table11.A1" office:value-type="string">
            <text:p text:style-name="P32">Klasa modelowa</text:p>
          </table:table-cell>
          <table:table-cell table:style-name="Table11.C1" office:value-type="string">
            <text:p text:style-name="P32">Implementowane interfejsy</text:p>
          </table:table-cell>
        </table:table-row>
        <table:table-row>
          <table:table-cell table:style-name="Table11.A2" office:value-type="string">
            <text:p text:style-name="P39">BugRepository</text:p>
          </table:table-cell>
          <table:table-cell table:style-name="Table11.A2" office:value-type="string">
            <text:p text:style-name="P39">Bug</text:p>
          </table:table-cell>
          <table:table-cell table:style-name="Table11.C2" office:value-type="string">
            <text:p text:style-name="P46">CrudRepository, CustomRepository</text:p>
          </table:table-cell>
        </table:table-row>
        <table:table-row>
          <table:table-cell table:style-name="Table11.A2" office:value-type="string">
            <text:p text:style-name="P39">CommentRepository</text:p>
          </table:table-cell>
          <table:table-cell table:style-name="Table11.A2" office:value-type="string">
            <text:p text:style-name="P39">Comment</text:p>
          </table:table-cell>
          <table:table-cell table:style-name="Table11.C2" office:value-type="string">
            <text:p text:style-name="P46">CrudRepository</text:p>
          </table:table-cell>
        </table:table-row>
        <table:table-row>
          <table:table-cell table:style-name="Table11.A2" office:value-type="string">
            <text:p text:style-name="P39">PermissionRepository</text:p>
          </table:table-cell>
          <table:table-cell table:style-name="Table11.A2" office:value-type="string">
            <text:p text:style-name="P39">Permission</text:p>
          </table:table-cell>
          <table:table-cell table:style-name="Table11.C2" office:value-type="string">
            <text:p text:style-name="P46">CrudRepository</text:p>
          </table:table-cell>
        </table:table-row>
        <table:table-row>
          <table:table-cell table:style-name="Table11.A2" office:value-type="string">
            <text:p text:style-name="P39">ProjectRepository</text:p>
          </table:table-cell>
          <table:table-cell table:style-name="Table11.A2" office:value-type="string">
            <text:p text:style-name="P39">Project</text:p>
          </table:table-cell>
          <table:table-cell table:style-name="Table11.C2" office:value-type="string">
            <text:p text:style-name="P46">CrudRepository, CustomRepository</text:p>
          </table:table-cell>
        </table:table-row>
        <table:table-row>
          <table:table-cell table:style-name="Table11.A2" office:value-type="string">
            <text:p text:style-name="P39">RoleRepository</text:p>
          </table:table-cell>
          <table:table-cell table:style-name="Table11.A2" office:value-type="string">
            <text:p text:style-name="P39">Role, UserRole, ProjectRole</text:p>
          </table:table-cell>
          <table:table-cell table:style-name="Table11.C2" office:value-type="string">
            <text:p text:style-name="P46">CrudRepository</text:p>
          </table:table-cell>
        </table:table-row>
        <table:table-row>
          <table:table-cell table:style-name="Table11.A2" office:value-type="string">
            <text:p text:style-name="P39">UserProjectRoleRepository</text:p>
          </table:table-cell>
          <table:table-cell table:style-name="Table11.A2" office:value-type="string">
            <text:p text:style-name="P39">UserProjectRole</text:p>
          </table:table-cell>
          <table:table-cell table:style-name="Table11.C2" office:value-type="string">
            <text:p text:style-name="P46">CrudRepository</text:p>
          </table:table-cell>
        </table:table-row>
        <table:table-row>
          <table:table-cell table:style-name="Table11.A2" office:value-type="string">
            <text:p text:style-name="P39">UserRepository</text:p>
          </table:table-cell>
          <table:table-cell table:style-name="Table11.A2" office:value-type="string">
            <text:p text:style-name="P39">User</text:p>
          </table:table-cell>
          <table:table-cell table:style-name="Table11.C2" office:value-type="string">
            <text:p text:style-name="P46">CrudRepository, CustomRepository</text:p>
          </table:table-cell>
        </table:table-row>
      </table:table>
      <text:p text:style-name="P4"/>
      <text:h text:style-name="P67" text:outline-level="2">Serwisy</text:h>
      <text:p text:style-name="P22">Serwisy są klasami odpowiedzialnymi za wykonywanie operacji wg logiki biznesowej. Operują w warstwie pomiędzy kontrolerami (przyjmującymi żądania), a klasami dostępu do danych.</text:p>
      <text:p text:style-name="P21"><text:span text:style-name="T29">Serwisy w projekcie oznaczone są adnotacjami </text:span><text:span text:style-name="T7">@Service</text:span><text:span text:style-name="T17">. </text:span></text:p>
      <text:p text:style-name="P21"><text:span text:style-name="T17">Do zadań serwisów należy przetwarzanie obiektów transferujących </text:span><text:span text:style-name="T18">dane </text:span><text:span text:style-name="T17">na obiekty domenowe oraz wykonywanie na nich akcji. To serwisy odpowiedzialne są za przeprowadzanie operacji tworzenia, modyfikacji i usuwania danych.</text:span></text:p>
      <text:p text:style-name="P5">W aplikacji zdefiniowane są następujące serwisy:</text:p>
      <table:table table:name="Table12" table:style-name="Table12">
        <table:table-column table:style-name="Table12.A"/>
        <table:table-column table:style-name="Table12.B"/>
        <table:table-row>
          <table:table-cell table:style-name="Table12.A1" office:value-type="string">
            <text:p text:style-name="P33">Serwis</text:p>
          </table:table-cell>
          <table:table-cell table:style-name="Table12.B1" office:value-type="string">
            <text:p text:style-name="P33">Funkcja</text:p>
          </table:table-cell>
        </table:table-row>
        <table:table-row>
          <table:table-cell table:style-name="Table12.A2" office:value-type="string">
            <text:p text:style-name="P40">BugRevisionService</text:p>
          </table:table-cell>
          <table:table-cell table:style-name="Table12.B2" office:value-type="string">
            <text:p text:style-name="P47">Odpowiedzialny za zwracanie listy poprzednich wersji błędu.</text:p>
          </table:table-cell>
        </table:table-row>
        <table:table-row>
          <table:table-cell table:style-name="Table12.A2" office:value-type="string">
            <text:p text:style-name="P40">BugService</text:p>
          </table:table-cell>
          <table:table-cell table:style-name="Table12.B2" office:value-type="string">
            <text:p text:style-name="P47">Tworzenie, modyfikacja oraz usuwanie błędów. Możliwość pobierania błędów dostępnych dla użytkownika.</text:p>
          </table:table-cell>
        </table:table-row>
        <table:table-row>
          <table:table-cell table:style-name="Table12.A2" office:value-type="string">
            <text:p text:style-name="P40">CommentService</text:p>
          </table:table-cell>
          <table:table-cell table:style-name="Table12.B2" office:value-type="string">
            <text:p text:style-name="P47">Tworzenie, oraz pobieranie komentarzy.</text:p>
          </table:table-cell>
        </table:table-row>
        <table:table-row>
          <table:table-cell table:style-name="Table12.A2" office:value-type="string">
            <text:p text:style-name="P40">PermissionService</text:p>
          </table:table-cell>
          <table:table-cell table:style-name="Table12.B2" office:value-type="string">
            <text:p text:style-name="P47">Tworzenie, modyfikacja oraz usuwanie uprawnień.</text:p>
          </table:table-cell>
        </table:table-row>
        <table:table-row>
          <table:table-cell table:style-name="Table12.A2" office:value-type="string">
            <text:p text:style-name="P40">ProjectRevisionService</text:p>
          </table:table-cell>
          <table:table-cell table:style-name="Table12.B2" office:value-type="string">
            <text:p text:style-name="P47">Odpowiedzialny za zwracanie listy poprzednich wersji projektu.</text:p>
          </table:table-cell>
        </table:table-row>
        <table:table-row>
          <table:table-cell table:style-name="Table12.A2" office:value-type="string">
            <text:p text:style-name="P40">ProjectService</text:p>
          </table:table-cell>
          <table:table-cell table:style-name="Table12.B2" office:value-type="string">
            <text:p text:style-name="P47">Tworzenie, modyfikacja oraz usuwanie projektów. Dodawanie oraz usuwanie użytkowników z projektu. Pobieranie projektów oraz listy błędów w projekcie.</text:p>
          </table:table-cell>
        </table:table-row>
        <table:table-row>
          <table:table-cell table:style-name="Table12.A2" office:value-type="string">
            <text:p text:style-name="P40">RoleService</text:p>
          </table:table-cell>
          <table:table-cell table:style-name="Table12.B2" office:value-type="string">
            <text:p text:style-name="P47">Tworzenie ról. Możliwość dodawania i odejmowania uprawnień od roli.</text:p>
          </table:table-cell>
        </table:table-row>
        <table:table-row>
          <table:table-cell table:style-name="Table12.A2" office:value-type="string">
            <text:p text:style-name="P40">UserRevisionService</text:p>
          </table:table-cell>
          <table:table-cell table:style-name="Table12.B2" office:value-type="string">
            <text:p text:style-name="P47">Odpowiedzialny za zwracanie listy poprzednich wersji użytkownika.</text:p>
          </table:table-cell>
        </table:table-row>
        <table:table-row>
          <table:table-cell table:style-name="Table12.A2" office:value-type="string">
            <text:p text:style-name="P40">UserService</text:p>
          </table:table-cell>
          <table:table-cell table:style-name="Table12.B2" office:value-type="string">
            <text:p text:style-name="P47">Tworzenie oraz modyfikacja użytkownika. Możliwość pobierania danych użytkowników. Oferuje też zmianę hasła.</text:p>
          </table:table-cell>
        </table:table-row>
      </table:table>
      <text:p text:style-name="P6"/>
      <text:h text:style-name="P68" text:outline-level="2"><text:soft-page-break/>Kontrolery</text:h>
      <text:p text:style-name="P53">Kontrolery są obiektami odpowiedzialnymi za odbiór żądań od aplikacji klienckiej oraz przekazanie ich do dalszego przetwarzania przez serwisy. Pośredniczą również w przekazywaniu odpowiedzi.</text:p>
      <text:p text:style-name="P14"><text:span text:style-name="T34">W naszej aplikacji korzystam z kontrolerów RESTowych wspieranych dzięki przez Spring'a. Kontrolery są klasami z adnotacjami </text:span><text:span text:style-name="T11">@RestController</text:span><text:span text:style-name="T23"> oraz </text:span><text:span text:style-name="T11">@RequestMapping</text:span><text:span text:style-name="T23">. Druga adnotacja służy do powiązania adresu url w aplikacji z odpowiednią klasą.</text:span></text:p>
      <text:p text:style-name="P14"><text:span text:style-name="T23">Zdefiniowane metody publiczne kontrolerów dodają kolejne elementy do url za pomocą swoich adnotacji </text:span><text:span text:style-name="T11">@RequestMapping</text:span><text:span text:style-name="T23">. Ich adnotacje zawierają również informacje o typie i sposobie odbierania danych z żądania http.</text:span></text:p>
      <text:p text:style-name="P50">Zdefiniowane w aplikacji kontrolery:</text:p>
      <text:list xml:id="list8991407512727704736" text:style-name="L2">
        <text:list-item>
          <text:p text:style-name="P51">BugController</text:p>
        </text:list-item>
        <text:list-item>
          <text:p text:style-name="P51">BugRevisionController</text:p>
        </text:list-item>
        <text:list-item>
          <text:p text:style-name="P51">CommentController</text:p>
        </text:list-item>
        <text:list-item>
          <text:p text:style-name="P51">PermissionController</text:p>
        </text:list-item>
        <text:list-item>
          <text:p text:style-name="P51">ProjectController</text:p>
        </text:list-item>
        <text:list-item>
          <text:p text:style-name="P51">ProjectRevisionController</text:p>
        </text:list-item>
        <text:list-item>
          <text:p text:style-name="P51">RoleController</text:p>
        </text:list-item>
        <text:list-item>
          <text:p text:style-name="P51">UserController</text:p>
        </text:list-item>
        <text:list-item>
          <text:p text:style-name="P51">UserRevisionController</text:p>
        </text:list-item>
      </text:list>
      <text:p text:style-name="P14"><text:span text:style-name="T23">Często metody kontrolerów adnotowane są </text:span><text:span text:style-name="T11">@PreAuthorize</text:span><text:span text:style-name="T23"> gdyż jako punkt pośredniczący w interakcji z użytkownikiem są najlepszym miejscem do sprawdzania uprawnień.</text:span></text:p>
      <text:h text:style-name="P68" text:outline-level="2">Opis interfejsu graficznego</text:h>
      <text:p text:style-name="P56">Aplikacja jest podzielona na trzy główne kategorie:</text:p>
      <text:list xml:id="list4488945778660628442" text:style-name="L5">
        <text:list-item>
          <text:p text:style-name="P60">Projects</text:p>
          <text:p text:style-name="P57">Głowna strona zawiera listę projektów do których zalogowany użytkownik ma dostęp, <text:span text:style-name="T36">wyszukiwarkę projektów oraz możliwość dodania nowego projektu i wydruku raportu</text:span>. <text:span text:style-name="T36">Wyszukiwarka przeszukuje nazwy projektów oraz ich opisy.</text:span></text:p>
          <text:p text:style-name="P57"><text:span text:style-name="T36">Po wybraniu z wyniku wyszukiwania lub kliknięciu na nazwę projektu, użytkownik zostanie przeniesiony na stronę zawierającą szczegóły projektu. Strona zawiera informacje o użytkownikach przypisanych do wybranego projektu, wraz z przydzielonymi dla nich rolami. Z tej strony istnieje możliwość możliwość przypisania i usunięcia użytkownika z projektu. Poniżej znajduje się wykres prezentujący na czerwono wykres liczby wszystkich przyjętych bugów od czasu. Natomiast na zielono zaznaczona jest liczba zamkniętych bugów. Na samym dole strony znajduje się lista wszystkich bugów wraz z informacją kto zgłosił i kto jest do niego przypisany.</text:span></text:p>
        </text:list-item>
        <text:list-item>
          <text:p text:style-name="P60">Bugs</text:p>
          <text:p text:style-name="P61">Główna strona zawiera listę wszystkich bugów w projektach do których zalogowany użytkownik ma dostęp, wyszukiwarkę, oraz możliwość dodania nowego bugu i wydruku raportu.</text:p>
          <text:p text:style-name="P61">Po wybraniu z wyniku wyszukiwania lub kliknięciu na nazwę bugu, użytkownik zostanie przeniesiony na stronę zawierającą szczegóły projektu. Strona zawiera informacje o dacie <text:soft-page-break/><text:span text:style-name="T37">uwożenia</text:span>, ostatniej modyfikacji, użytkowniku który zgłosił buga, użytkowniku odpowiedzialnym za niego, priorytet oraz stan. Dodatkowo na dole strony znajduje się lista komentarzy. Istnieje także możliwość napisania własnego komentarza używając formularza na samym dole strony.</text:p>
        </text:list-item>
        <text:list-item>
          <text:p text:style-name="P58">U<text:span text:style-name="T35">sers</text:span></text:p>
          <text:p text:style-name="P59"><text:span text:style-name="T35">Główna strona zawiera listę użytkowników aplikacji SeekNResolve wraz z podstawowymi informacjami.</text:span></text:p>
          <text:p text:style-name="P59"><text:span text:style-name="T35">Po kliknięciu na wybrany login użytkownik przenoszony jest na stronę ze szczegółowymi informacjami o użytkowniku. Na tej stronie można zobaczyć jakie bugi zostały przez niego zgłoszone oraz do jakich został przypisany.</text:span></text:p>
        </text:list-item>
      </text:list>
      <text:p text:style-name="P62">Istnieje jeszcze panel administracyjny poprzez który można zarządzać <text:span text:style-name="T38">zezwoleniami przypisanymi do ról projektu i użytkowników.</text:span></text:p>
      <text:p text:style-name="P63">Większość klas css użytych w projekcie pochodzi z pakietu Twitter Bootstrap. Wykres na stronie projektu jest generowany przy pomocy biblioteki Highcharts.</text:p>
      <text:h text:style-name="P68" text:outline-level="2">Raporty</text:h>
      <text:p text:style-name="P23">To generowania raportów w aplikacji wykorzystywana jest biblioteka JasperReports. Obecnie jest uznawana za najpopularniejszy silnik tworzenia raportów z otwartym kodem źródłowym.</text:p>
      <text:p text:style-name="P23">Raporty tworzone są w etapach:</text:p>
      <text:list xml:id="list718488615210199303" text:style-name="L3">
        <text:list-item>
          <text:p text:style-name="P55">Stworzenie szablonu wydruku za pomocą oprogramowania Jaspersoft Studio. Podczas tworzenia wzorca konieczne jest podanie źródeł danych (w przypadku połączenia z bazą danych musi zostać napisane zapytania). Dane te zostają później wykorzystane w raporcie.<text:line-break/>Biblioteka umożliwia tworzenie raportów typu master-detail. Zostało to wykorzystane m.in. do stworzenia uniwersalnej stopki.</text:p>
        </text:list-item>
        <text:list-item>
          <text:p text:style-name="P54"><text:span text:style-name="T30">Kompilacja szablonów. W tym etapie za pomocą specjalnego zadania Ant pliki szablonów przekształcane są w format umożliwiający wykorzystanie ich podczas generowania raportów w aplikacji. W tym celu został stworzony task </text:span><text:span text:style-name="T8">compileJasperJava</text:span><text:span text:style-name="T19"> uruchamiany podczas etapu generowania plików *.class.</text:span></text:p>
        </text:list-item>
        <text:list-item>
          <text:p text:style-name="P54"><text:span text:style-name="T19">Generowania raportów. Etap ten polega na wybraniu skompilowanego szablonu, przekazania mu źródła danych, parametrów oraz wywołania metod odpowiedzialnych za wygenerowanie wyniku. W celu ułatwienia tego etapu została stworzona klasa </text:span><text:span text:style-name="T8">Printer</text:span><text:span text:style-name="T19"> opakowująca konieczna konfigurację.</text:span></text:p>
        </text:list-item>
      </text:list>
      <text:p text:style-name="P7">Pliki raportów stworzone w aplikacji:</text:p>
      <table:table table:name="Table13" table:style-name="Table13">
        <table:table-column table:style-name="Table13.A"/>
        <table:table-column table:style-name="Table13.B"/>
        <table:table-row>
          <table:table-cell table:style-name="Table13.A1" office:value-type="string">
            <text:p text:style-name="P34">Raport</text:p>
          </table:table-cell>
          <table:table-cell table:style-name="Table13.B1" office:value-type="string">
            <text:p text:style-name="P34">Opis</text:p>
          </table:table-cell>
        </table:table-row>
        <table:table-row>
          <table:table-cell table:style-name="Table13.A2" office:value-type="string">
            <text:p text:style-name="P41">Bugs</text:p>
          </table:table-cell>
          <table:table-cell table:style-name="Table13.B2" office:value-type="string">
            <text:p text:style-name="P27"><text:span text:style-name="T31">Raport wyświetlający listę błędów, które widzi użytkownik. Jako źródło danych przyjmuje łańcuch znaków zawierający dane w formacie JSON. Korzysta z raportu </text:span><text:span text:style-name="T32">footer</text:span><text:span text:style-name="T31">.</text:span></text:p>
          </table:table-cell>
        </table:table-row>
        <table:table-row>
          <table:table-cell table:style-name="Table13.A2" office:value-type="string">
            <text:p text:style-name="P41">bugsInProject</text:p>
          </table:table-cell>
          <table:table-cell table:style-name="Table13.B2" office:value-type="string">
            <text:p text:style-name="P48">Raport błędów dla projektu. Źródłem danych jest połączenie z bazą danych.</text:p>
          </table:table-cell>
        </table:table-row>
        <table:table-row>
          <table:table-cell table:style-name="Table13.A2" office:value-type="string">
            <text:p text:style-name="P41">footer</text:p>
          </table:table-cell>
          <table:table-cell table:style-name="Table13.B2" office:value-type="string">
            <text:p text:style-name="P48">Stopka wydruku. Nie wymaga źródła danych.</text:p>
          </table:table-cell>
        </table:table-row>
        <table:table-row>
          <table:table-cell table:style-name="Table13.A2" office:value-type="string">
            <text:p text:style-name="P41">userProjects</text:p>
          </table:table-cell>
          <table:table-cell table:style-name="Table13.B2" office:value-type="string">
            <text:p text:style-name="P27"><text:span text:style-name="T31">Raport wyświetlający listę projektów, do których ma dostęp użytkownik, wraz z przypisanymi do nich błędami. <text:s/>Źródłem danych jest połączenie z bazą danych. Korzysta z raportów </text:span><text:span text:style-name="T32">footer</text:span><text:span text:style-name="T31"> oraz </text:span><text:span text:style-name="T32">bugsInProject</text:span><text:span text:style-name="T31">.</text:span></text:p>
          </table:table-cell>
        </table:table-row>
      </table:table>
      <text:p text:style-name="P7"/>
      <text:h text:style-name="P69" text:outline-level="2"><text:soft-page-break/>Bezpieczeństwo</text:h>
      <text:p text:style-name="P13"><text:span text:style-name="T33">Jako moduł bezpieczeństwa w aplikacji wykorzystywane jest </text:span><text:span text:style-name="T9">Spring Security</text:span><text:span text:style-name="T20">.</text:span></text:p>
      <text:p text:style-name="P8">Bezpieczeństwo w aplikacji opiera się na systemie ról i uprawnień przypisanych do tych ról.</text:p>
      <text:p text:style-name="P8">W aplikacji występują dwa rodzaje ról:</text:p>
      <text:list xml:id="list2828794012146962915" text:style-name="L4">
        <text:list-item>
          <text:p text:style-name="P52">Projektowe. Role te opisują zadania jakie użytkownik pełni w konkretnym projekcie.</text:p>
        </text:list-item>
        <text:list-item>
          <text:p text:style-name="P52">Użytkownika. Określa role użytkownika w aplikacji.</text:p>
        </text:list-item>
      </text:list>
      <text:p text:style-name="P8">Każdy użytkownik posiada dokładnie jedną rolę użytkownika oraz tyle ról projektowych do ilu projektów jest podłączony.</text:p>
      <text:p text:style-name="P13"><text:span text:style-name="T20">Sprawdzanie uprawnień odbywa się z wykorzystaniem adnotacji </text:span><text:span text:style-name="T9">@PreAuthorize</text:span><text:span text:style-name="T20">. Metody oznaczone w ten sposób mogą zostać wywołane tylko gdy obecnie zalogowany użytkownik posiada odpowiednie prawa. W celu możliwości wykorzystania tego mechanizm została napisana klasa </text:span><text:span text:style-name="T9">CustomPermissionEvaluator</text:span><text:span text:style-name="T20">, której zadaniem jest odczytywanie przekazywanych parametrów i za pomocą obiektu </text:span><text:span text:style-name="T9">PermissionChecker</text:span><text:span text:style-name="T20"> sprawdzenie uprawnień. </text:span><text:span text:style-name="T21">Klasa </text:span><text:span text:style-name="T10">PermissionChecker</text:span><text:span text:style-name="T21"> sprawdza zarówno uprawnienia użytkownika jak i uprawnienia w obrębie projektu.</text:span></text:p>
      <text:p text:style-name="P13"><text:span text:style-name="T20">Aktualnie zalogowany użytkownik przetrzymywany jest w obiekcie klasy </text:span><text:span text:style-name="T9">ContextUser</text:span><text:span text:style-name="T20">.</text:span></text:p>
      <text:p text:style-name="P13"><text:span text:style-name="T20">Istnieje również możliwość sprawdzania uprawnień roli użytkownika z poziomu kodu JS. Odbywa się to za pomocą serwisu </text:span><text:span text:style-name="T9">permissionService</text:span><text:span text:style-name="T20"> oraz jego metody hasPermission. </text:span><text:span text:style-name="T22">Funkcjonalność ta jest wykorzystywana do podejmowania decyzji o pokazaniu elementu na stronie oraz o wysyłaniu żądań http do aplikacji.</text:span></text:p>
      <text:h text:style-name="P68" text:outline-level="2">Testy</text:h>
      <text:p text:style-name="P12">//TODO Opis testów jakie napisaliśmy</text:p>
      <text:h text:style-name="P70" text:outline-level="3">Testy jednostkowe</text:h>
      <text:p text:style-name="P12">//TODO Mockito, jak to odpalamy – krótko</text:p>
      <text:h text:style-name="P70" text:outline-level="3">Testy integracyjne</text:h>
      <text:p text:style-name="P12">//TODO można się nieco rozpis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22:28:52.80</meta:creation-date>
    <dc:date>2014-06-16T03:42:46.493699901</dc:date>
    <meta:editing-duration>PT1H17M32S</meta:editing-duration>
    <meta:editing-cycles>16</meta:editing-cycles>
    <meta:generator>LibreOffice/4.2.3.3$Linux_X86_64 LibreOffice_project/420m0$Build-3</meta:generator>
    <meta:document-statistic meta:table-count="13" meta:image-count="0" meta:object-count="0" meta:page-count="8" meta:paragraph-count="294" meta:word-count="1753" meta:character-count="13651" meta:non-whitespace-character-count="12233"/>
  </office:meta>
</office:document-meta>
</file>